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Tahoma" style:font-name-complex="Tahom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style:font-name-asian="Tahoma" style:font-name-complex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Count of operations</text:p>
          </table:table-cell>
          <table:table-cell table:number-columns-repeated="3"/>
        </table:table-row>
        <table:table-row table:style-name="ro1">
          <table:table-cell office:value-type="float" office:value="100913" calcext:value-type="float">
            <text:p>100913</text:p>
          </table:table-cell>
          <table:table-cell office:value-type="float" office:value="4668365" calcext:value-type="float">
            <text:p>4668365</text:p>
          </table:table-cell>
          <table:table-cell office:value-type="float" office:value="25228" calcext:value-type="float">
            <text:p>25228</text:p>
          </table:table-cell>
          <table:table-cell table:number-columns-repeated="3"/>
        </table:table-row>
        <table:table-row table:style-name="ro1">
          <table:table-cell office:value-type="float" office:value="1009139" calcext:value-type="float">
            <text:p>1009139</text:p>
          </table:table-cell>
          <table:table-cell office:value-type="float" office:value="41513012" calcext:value-type="float">
            <text:p>41513012</text:p>
          </table:table-cell>
          <table:table-cell table:style-name="ce4" office:value-type="float" office:value="252284" calcext:value-type="float">
            <text:p>252284</text:p>
          </table:table-cell>
          <table:table-cell table:number-columns-repeated="3"/>
        </table:table-row>
        <table:table-row table:style-name="ro1">
          <table:table-cell office:value-type="float" office:value="10091401" calcext:value-type="float">
            <text:p>10091401</text:p>
          </table:table-cell>
          <table:table-cell office:value-type="float" office:value="413148067" calcext:value-type="float">
            <text:p>413148067</text:p>
          </table:table-cell>
          <table:table-cell office:value-type="float" office:value="2522850" calcext:value-type="float">
            <text:p>2522850</text:p>
          </table:table-cell>
          <table:table-cell table:number-columns-repeated="3"/>
        </table:table-row>
        <table:table-row table:style-name="ro1">
          <table:table-cell office:value-type="float" office:value="100914061" calcext:value-type="float">
            <text:p>100914061</text:p>
          </table:table-cell>
          <table:table-cell table:style-name="ce3" office:value-type="float" office:value="4141077451" calcext:value-type="float">
            <text:p>4141077451</text:p>
          </table:table-cell>
          <table:table-cell office:value-type="float" office:value="25228515" calcext:value-type="float">
            <text:p>25228515</text:p>
          </table:table-cell>
          <table:table-cell table:number-columns-repeated="3"/>
        </table:table-row>
        <table:table-row table:style-name="ro1">
          <table:table-cell office:value-type="float" office:value="1009140611" calcext:value-type="float">
            <text:p>1009140611</text:p>
          </table:table-cell>
          <table:table-cell table:style-name="ce3" office:value-type="float" office:value="46970016504" calcext:value-type="float">
            <text:p>46970016504</text:p>
          </table:table-cell>
          <table:table-cell office:value-type="float" office:value="252285152" calcext:value-type="float">
            <text:p>252285152</text:p>
          </table:table-cell>
          <table:table-cell table:number-columns-repeated="3"/>
        </table:table-row>
        <table:table-row table:style-name="ro1">
          <table:table-cell office:value-type="float" office:value="10091406133" calcext:value-type="float">
            <text:p>10091406133</text:p>
          </table:table-cell>
          <table:table-cell office:value-type="float" office:value="755800618234" calcext:value-type="float">
            <text:p>755800618234</text:p>
          </table:table-cell>
          <table:table-cell office:value-type="float" office:value="2522851533" calcext:value-type="float">
            <text:p>2522851533</text:p>
          </table:table-cell>
          <table:table-cell table:number-columns-repeated="3"/>
        </table:table-row>
        <table:table-row table:style-name="ro1">
          <table:table-cell office:value-type="float" office:value="100914061337" calcext:value-type="float">
            <text:p>100914061337</text:p>
          </table:table-cell>
          <table:table-cell office:value-type="float" office:value="9589924506878" calcext:value-type="float">
            <text:p>9589924506878</text:p>
          </table:table-cell>
          <table:table-cell office:value-type="float" office:value="25228515334" calcext:value-type="float">
            <text:p>25228515334</text:p>
          </table:table-cell>
          <table:table-cell table:number-columns-repeated="3"/>
        </table:table-row>
      </table:table>
      <table:table table:name="Number -&gt; Count of operations" table:style-name="ta1">
        <table:shapes>
          <draw:frame draw:z-index="0" draw:style-name="gr1" draw:text-style-name="P1" svg:width="159.99mm" svg:height="89.99mm" svg:x="0.01mm" svg:y="0.01mm">
            <draw:object draw:notify-on-update-of-ranges="Data.A1:Data.A1 Data.A2:Data.A8 Data.B1:Data.B1 Data.B2:Data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Number -&gt; Time" table:style-name="ta1">
        <table:shapes>
          <draw:frame draw:z-index="0" draw:style-name="gr1" draw:text-style-name="P1" svg:width="159.99mm" svg:height="89.99mm" svg:x="0.88mm" svg:y="0mm">
            <draw:object draw:notify-on-update-of-ranges="Data.A1:Data.A1 Data.A2:Data.A8 Data.B1:Data.B1 Data.B2:Data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5:32:00.224072869</meta:creation-date>
    <dc:date>2019-05-16T15:51:17.194938665</dc:date>
    <meta:editing-duration>PT9M2S</meta:editing-duration>
    <meta:editing-cycles>1</meta:editing-cycles>
    <meta:document-statistic meta:table-count="3" meta:cell-count="24" meta:object-count="2"/>
    <meta:generator>LibreOffice/6.2.3.2$MacOSX_X86_64 LibreOffice_project/aecc05fe267cc68dde00352a451aa867b3b546ac</meta:generator>
    <meta:user-defined meta:name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32cm" svg:y="3.967cm" style:legend-expansion="high" chart:style-name="ch2"/>
        <chart:plot-area chart:style-name="ch3" table:cell-range-address="Data.A1:Data.B8" chart:data-source-has-labels="row" svg:x="0.32cm" svg:y="0.18cm" svg:width="10.892cm" svg:height="8.64cm">
          <chartooo:coordinate-region svg:x="2.796cm" svg:y="0.373cm" svg:width="8.11cm" svg:height="7.8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2:Data.A8" chart:label-cell-address="Data.A1:Data.A1" chart:class="chart:line">
            <chart:data-point chart:repeated="7"/>
          </chart:series>
          <chart:series chart:style-name="ch7" chart:values-cell-range-address="Data.B2:Data.B8" chart:label-cell-address="Data.B1:Data.B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Data.A1:Data.A1</svg:desc>
                </draw:g>
              </table:table-cell>
              <table:table-cell office:value-type="string">
                <text:p>Count of operations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913">
                <text:p>100913</text:p>
                <draw:g>
                  <svg:desc>Data.A2:Data.A8</svg:desc>
                </draw:g>
              </table:table-cell>
              <table:table-cell office:value-type="float" office:value="25228">
                <text:p>25228</text:p>
                <draw:g>
                  <svg:desc>Data.B2:Data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9139">
                <text:p>1009139</text:p>
              </table:table-cell>
              <table:table-cell office:value-type="float" office:value="252284">
                <text:p>25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1401">
                <text:p>10091401</text:p>
              </table:table-cell>
              <table:table-cell office:value-type="float" office:value="2522850">
                <text:p>2522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914061">
                <text:p>100914061</text:p>
              </table:table-cell>
              <table:table-cell office:value-type="float" office:value="25228515">
                <text:p>25228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9140611">
                <text:p>1009140611</text:p>
              </table:table-cell>
              <table:table-cell office:value-type="float" office:value="252285152">
                <text:p>252285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91406133">
                <text:p>10091406133</text:p>
              </table:table-cell>
              <table:table-cell office:value-type="float" office:value="2522851533">
                <text:p>2522851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14061337">
                <text:p>100914061337</text:p>
              </table:table-cell>
              <table:table-cell office:value-type="float" office:value="25228515334">
                <text:p>25228515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75cm" svg:y="3.967cm" style:legend-expansion="high" chart:style-name="ch2"/>
        <chart:plot-area chart:style-name="ch3" table:cell-range-address="Data.A1:Data.B8" chart:data-source-has-labels="row" svg:x="0.32cm" svg:y="0.18cm" svg:width="12.735cm" svg:height="8.64cm">
          <chartooo:coordinate-region svg:x="3.201cm" svg:y="0.372cm" svg:width="9.549cm" svg:height="7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2:Data.A8" chart:label-cell-address="Data.A1:Data.A1" chart:class="chart:line">
            <chart:data-point chart:repeated="7"/>
          </chart:series>
          <chart:series chart:style-name="ch7" chart:values-cell-range-address="Data.B2:Data.B8" chart:label-cell-address="Data.B1:Data.B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Data.A1:Data.A1</svg:desc>
                </draw:g>
              </table:table-cell>
              <table:table-cell office:value-type="string">
                <text:p>Time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913">
                <text:p>100913</text:p>
                <draw:g>
                  <svg:desc>Data.A2:Data.A8</svg:desc>
                </draw:g>
              </table:table-cell>
              <table:table-cell office:value-type="float" office:value="4668365">
                <text:p>4668365</text:p>
                <draw:g>
                  <svg:desc>Data.B2:Data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9139">
                <text:p>1009139</text:p>
              </table:table-cell>
              <table:table-cell office:value-type="float" office:value="41513012">
                <text:p>41513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1401">
                <text:p>10091401</text:p>
              </table:table-cell>
              <table:table-cell office:value-type="float" office:value="413148067">
                <text:p>413148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914061">
                <text:p>100914061</text:p>
              </table:table-cell>
              <table:table-cell office:value-type="float" office:value="4141077451">
                <text:p>4141077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9140611">
                <text:p>1009140611</text:p>
              </table:table-cell>
              <table:table-cell office:value-type="float" office:value="46970016504">
                <text:p>46970016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91406133">
                <text:p>10091406133</text:p>
              </table:table-cell>
              <table:table-cell office:value-type="float" office:value="755800618234">
                <text:p>755800618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14061337">
                <text:p>100914061337</text:p>
              </table:table-cell>
              <table:table-cell office:value-type="float" office:value="9589924506878">
                <text:p>95899245068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